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'Verdana MSFontService', sans-serif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3f87" officeooo:paragraph-rsid="00183f87"/>
    </style:style>
    <style:style style:name="P2" style:family="paragraph" style:parent-style-name="Text_20_body">
      <style:text-properties officeooo:rsid="0013f0d4" officeooo:paragraph-rsid="0013f0d4"/>
    </style:style>
    <style:style style:name="P3" style:family="paragraph" style:parent-style-name="Text_20_body">
      <style:text-properties officeooo:rsid="00158375" officeooo:paragraph-rsid="00158375"/>
    </style:style>
    <style:style style:name="P4" style:family="paragraph" style:parent-style-name="Text_20_body">
      <style:text-properties officeooo:paragraph-rsid="001c2a61"/>
    </style:style>
    <style:style style:name="P5" style:family="paragraph" style:parent-style-name="Text_20_body">
      <style:text-properties officeooo:rsid="001ab77c" officeooo:paragraph-rsid="001cd581"/>
    </style:style>
    <style:style style:name="P6" style:family="paragraph" style:parent-style-name="Text_20_body">
      <style:text-properties officeooo:rsid="001cfdfe" officeooo:paragraph-rsid="001cfdfe"/>
    </style:style>
    <style:style style:name="P7" style:family="paragraph" style:parent-style-name="Standard">
      <style:text-properties officeooo:rsid="0012f57b" officeooo:paragraph-rsid="0020412b"/>
    </style:style>
    <style:style style:name="P8" style:family="paragraph" style:parent-style-name="Standard">
      <style:text-properties officeooo:rsid="0012e936" officeooo:paragraph-rsid="0020412b"/>
    </style:style>
    <style:style style:name="P9" style:family="paragraph" style:parent-style-name="Standard">
      <style:text-properties officeooo:rsid="0020412b" officeooo:paragraph-rsid="0020412b"/>
    </style:style>
    <style:style style:name="P10" style:family="paragraph" style:parent-style-name="Text_20_body">
      <style:text-properties officeooo:rsid="0020b1c2" officeooo:paragraph-rsid="0020b1c2"/>
    </style:style>
    <style:style style:name="P11" style:family="paragraph" style:parent-style-name="Text_20_body">
      <style:text-properties officeooo:paragraph-rsid="00226a34"/>
    </style:style>
    <style:style style:name="P12" style:family="paragraph" style:parent-style-name="Text_20_body">
      <style:text-properties officeooo:rsid="0023babe" officeooo:paragraph-rsid="0023babe"/>
    </style:style>
    <style:style style:name="P13" style:family="paragraph" style:parent-style-name="Text_20_body">
      <style:text-properties officeooo:rsid="0023c945" officeooo:paragraph-rsid="0023c945"/>
    </style:style>
    <style:style style:name="P14" style:family="paragraph" style:parent-style-name="Heading_20_1">
      <style:text-properties officeooo:rsid="001ab77c" officeooo:paragraph-rsid="001ab77c"/>
    </style:style>
    <style:style style:name="P15" style:family="paragraph" style:parent-style-name="Heading_20_1">
      <style:text-properties officeooo:paragraph-rsid="0020412b"/>
    </style:style>
    <style:style style:name="P16" style:family="paragraph" style:parent-style-name="Heading_20_1">
      <style:text-properties officeooo:rsid="0020b1c2" officeooo:paragraph-rsid="0023c945"/>
    </style:style>
    <style:style style:name="T1" style:family="text">
      <style:text-properties officeooo:rsid="00158375"/>
    </style:style>
    <style:style style:name="T2" style:family="text">
      <style:text-properties officeooo:rsid="001ab77c"/>
    </style:style>
    <style:style style:name="T3" style:family="text">
      <style:text-properties fo:color="#000000" style:font-name="monospace" fo:background-color="#ffffff" loext:char-shading-value="0"/>
    </style:style>
    <style:style style:name="T4" style:family="text">
      <style:text-properties fo:color="#000000" style:font-name="Liberation Serif" fo:background-color="#ffffff" loext:char-shading-value="0"/>
    </style:style>
    <style:style style:name="T5" style:family="text">
      <style:text-properties fo:color="#000000" style:font-name="Liberation Serif" officeooo:rsid="001c2a61" fo:background-color="#ffffff" loext:char-shading-value="0"/>
    </style:style>
    <style:style style:name="T6" style:family="text">
      <style:text-properties fo:color="#000000" style:font-name="Liberation Serif" officeooo:rsid="001cd581" fo:background-color="#ffffff" loext:char-shading-value="0"/>
    </style:style>
    <style:style style:name="T7" style:family="text">
      <style:text-properties fo:color="#000000" style:font-name="Liberation Serif" officeooo:rsid="001cfdfe" fo:background-color="#ffffff" loext:char-shading-value="0"/>
    </style:style>
    <style:style style:name="T8" style:family="text">
      <style:text-properties style:font-name="monospace"/>
    </style:style>
    <style:style style:name="T9" style:family="text">
      <style:text-properties officeooo:rsid="00226a34"/>
    </style:style>
    <style:style style:name="T10" style:family="text">
      <style:text-properties style:font-name="Verdana" fo:font-size="11pt" fo:language="fr" fo:country="BE"/>
    </style:style>
    <style:style style:name="T11" style:family="text">
      <style:text-properties style:font-name="Verdana" fo:font-size="11pt" fo:language="fr" fo:country="BE" officeooo:rsid="00226a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stallation poste développeurs Linux <text:span text:style-name="T1">(ubuntu 18.04)</text:span></text:p>
      <text:p text:style-name="P1"/>
      <text:h text:style-name="P14" text:outline-level="1">Prérequis</text:h>
      <text:p text:style-name="P4"><text:span text:style-name="T2">Installer makefile : </text:span><text:span text:style-name="T3">$ sudo apt install make</text:span></text:p>
      <text:p text:style-name="P5"><text:span text:style-name="T4">i</text:span><text:span text:style-name="T5">nstaller vim : $ sudo apt install vim</text:span></text:p>
      <text:p text:style-name="P5"><text:span text:style-name="T6">Installation git : </text:span><text:span text:style-name="T7">$ sudo apt instll git</text:span><text:span text:style-name="T8"><text:line-break/></text:span></text:p>
      <text:h text:style-name="P16" text:outline-level="1">IDE </text:h>
      <text:p text:style-name="Heading">Eclipse</text:p>
      <text:p text:style-name="P10">Installation eclipse Oxygen (make eclipse)</text:p>
      <text:p text:style-name="P11"><text:span text:style-name="T9">A partir du marketplace d’Eclipse, installer les plugins pour le support freemarker, spring tools, </text:span><text:span text:style-name="T10">wro4j, </text:span><text:span text:style-name="T11">git</text:span></text:p>
      <text:p text:style-name="P12"><text:span text:style-name="T11">E</text:span><text:span text:style-name="T10">n option, le ‘darkest dark theme’ est pas mal fait pour qui veut travailler dans un environnement plus sombre</text:span></text:p>
      <text:p text:style-name="Heading">Maven</text:p>
      <text:p text:style-name="P13">make maven → installe maven 3,6</text:p>
      <text:p text:style-name="P13">(ou bien via l’installateur de package) → installe maven 3,5,2</text:p>
      <text:h text:style-name="Heading_20_1" text:outline-level="1">Projets</text:h>
      <text:p text:style-name="P10">make clone</text:p>
      <text:h text:style-name="Heading_20_1" text:outline-level="1">Choix du gestionnaire de bureau (Desktop environment)</text:h>
      <text:p text:style-name="P2">Source : <text:a xlink:type="simple" xlink:href="https://linuxconfig.org/8-best-ubuntu-desktop-environments-18-04-bionic-beaver-linux" text:style-name="Internet_20_link" text:visited-style-name="Visited_20_Internet_20_Link">https://linuxconfig.org/8-best-ubuntu-desktop-environments-18-04-bionic-beaver-linux</text:a></text:p>
      <text:p text:style-name="P3">$ sudo apt install taskel</text:p>
      <text:p text:style-name="P3">$ sudo taskel install kubuntu-desktop</text:p>
      <text:p text:style-name="P3">Choisir sddm comme gestionnaire graphique par défaut</text:p>
      <text:h text:style-name="Heading_20_1" text:outline-level="1"><text:soft-page-break/>Installation one-drive</text:h>
      <text:p text:style-name="Heading">Client léger (web)</text:p>
      <text:p text:style-name="Text_20_body">http://onedrive.live.com/</text:p>
      <text:p text:style-name="Heading">Client lourd (application)</text:p>
      <text:p text:style-name="P6">ko pour compte business</text:p>
      <text:h text:style-name="P15" text:outline-level="1">Messagerie client lourd</text:h>
      <text:p text:style-name="P8">Configuration <text:s/>boite mail cirb</text:p>
      <text:p text:style-name="P8">Client Thunderbird</text:p>
      <text:p text:style-name="P8"/>
      <text:p text:style-name="P7">information indisponible à priori : demande faite à Irisline</text:p>
      <text:p text:style-name="P7"/>
      <text:p text:style-name="P7">Solution alternative : utiliser le client wen via redima : <text:a xlink:type="simple" xlink:href="https://mail.redima.brussels/owa" text:style-name="Internet_20_link" text:visited-style-name="Visited_20_Internet_20_Link">https://mail.redima.brussels/owa</text:a></text:p>
      <text:p text:style-name="P9">Bonjour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'Verdana MSFontService', sans-serif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0:27:29.119866625</meta:creation-date>
    <dc:date>2019-01-21T16:58:19.412728046</dc:date>
    <meta:editing-duration>PT2H20M3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1" meta:word-count="163" meta:character-count="1175" meta:non-whitespace-character-count="1040"/>
  </office:meta>
</office:document-meta>
</file>